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officeooo:rsid="00153c80" officeooo:paragraph-rsid="00153c80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officeooo:rsid="0017f7c8" officeooo:paragraph-rsid="0017f7c8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officeooo:rsid="001bc9b6" officeooo:paragraph-rsid="001bc9b6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officeooo:rsid="001f1de5" officeooo:paragraph-rsid="0021cceb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officeooo:rsid="00239e24" officeooo:paragraph-rsid="00239e24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officeooo:rsid="0024f219" officeooo:paragraph-rsid="002a5a98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officeooo:rsid="003658f6" officeooo:paragraph-rsid="003658f6"/>
    </style:style>
    <style:style style:name="P8" style:family="paragraph" style:parent-style-name="Standard">
      <style:paragraph-properties fo:text-align="justify" style:justify-single-word="false"/>
      <style:text-properties officeooo:rsid="00153c80" officeooo:paragraph-rsid="00153c80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3c80"/>
    </style:style>
    <style:style style:name="T1" style:family="text">
      <style:text-properties officeooo:rsid="0017f7c8"/>
    </style:style>
    <style:style style:name="T2" style:family="text">
      <style:text-properties officeooo:rsid="0019f32e"/>
    </style:style>
    <style:style style:name="T3" style:family="text">
      <style:text-properties officeooo:rsid="001e9420"/>
    </style:style>
    <style:style style:name="T4" style:family="text">
      <style:text-properties officeooo:rsid="001ed9fb"/>
    </style:style>
    <style:style style:name="T5" style:family="text">
      <style:text-properties officeooo:rsid="0020b7bb"/>
    </style:style>
    <style:style style:name="T6" style:family="text">
      <style:text-properties officeooo:rsid="00218662"/>
    </style:style>
    <style:style style:name="T7" style:family="text">
      <style:text-properties officeooo:rsid="0021cceb"/>
    </style:style>
    <style:style style:name="T8" style:family="text">
      <style:text-properties officeooo:rsid="0022b935"/>
    </style:style>
    <style:style style:name="T9" style:family="text">
      <style:text-properties officeooo:rsid="00240b32"/>
    </style:style>
    <style:style style:name="T10" style:family="text">
      <style:text-properties officeooo:rsid="00241b50"/>
    </style:style>
    <style:style style:name="T11" style:family="text">
      <style:text-properties officeooo:rsid="0028645c"/>
    </style:style>
    <style:style style:name="T12" style:family="text">
      <style:text-properties officeooo:rsid="002a5a98"/>
    </style:style>
    <style:style style:name="T13" style:family="text">
      <style:text-properties officeooo:rsid="002bb31d"/>
    </style:style>
    <style:style style:name="T14" style:family="text">
      <style:text-properties officeooo:rsid="002c8a6b"/>
    </style:style>
    <style:style style:name="T15" style:family="text">
      <style:text-properties officeooo:rsid="002d06e9"/>
    </style:style>
    <style:style style:name="T16" style:family="text">
      <style:text-properties officeooo:rsid="002eb84d"/>
    </style:style>
    <style:style style:name="T17" style:family="text">
      <style:text-properties officeooo:rsid="00300235"/>
    </style:style>
    <style:style style:name="T18" style:family="text">
      <style:text-properties officeooo:rsid="0031746d"/>
    </style:style>
    <style:style style:name="T19" style:family="text">
      <style:text-properties officeooo:rsid="003183c6"/>
    </style:style>
    <style:style style:name="T20" style:family="text">
      <style:text-properties officeooo:rsid="0032220e"/>
    </style:style>
    <style:style style:name="T21" style:family="text">
      <style:text-properties officeooo:rsid="00332e19"/>
    </style:style>
    <style:style style:name="T22" style:family="text">
      <style:text-properties officeooo:rsid="00354337"/>
    </style:style>
    <style:style style:name="T23" style:family="text">
      <style:text-properties officeooo:rsid="0036af0d"/>
    </style:style>
    <style:style style:name="T24" style:family="text">
      <style:text-properties officeooo:rsid="0036b9f3"/>
    </style:style>
    <style:style style:name="T25" style:family="text">
      <style:text-properties officeooo:rsid="003856b8"/>
    </style:style>
    <style:style style:name="T26" style:family="text">
      <style:text-properties officeooo:rsid="003a126d"/>
    </style:style>
    <style:style style:name="T27" style:family="text">
      <style:text-properties officeooo:rsid="003b907c"/>
    </style:style>
    <style:style style:name="T28" style:family="text">
      <style:text-properties officeooo:rsid="003c2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Defina e descreva os objetivos de DevOps.</text:p>
      <text:p text:style-name="P1">É um conjunto de boas práticas que integram o pessoal do desenvolvimento e da operação, melhorando <text:span text:style-name="T1">a etapa</text:span> de implantação de um software, <text:span text:style-name="T1">tornando a etapa mais rápida e consistente para evitar problemas</text:span>.</text:p>
      <text:p text:style-name="P2">Os objetivos são: automatizar a etapa de implantação, <text:span text:style-name="T2">usar métodos ágeis nesta etapa, implantar as modificações no sistema ao longo do dia </text:span><text:span text:style-name="T18">e</text:span><text:span text:style-name="T2"> em qualquer dia, ao invés de ser um dia específico em um horário específico, onde, teoricamente, menos pessoas usariam o sistema.</text:span></text:p>
      <text:p text:style-name="P9"/>
      <text:p text:style-name="P9">2. Defina (e diferencie) os seguintes termos: integração contínua (continuous integration); entrega contínua (continuous delivery) e deployment contínuo (continuous deployment).</text:p>
      <text:p text:style-name="P3">Integração contínua <text:span text:style-name="T3">(IC ou CI)</text:span> trabalha com a sincronização frequente do código entre branch e master, ou então <text:span text:style-name="T19">a</text:span> modifica<text:span text:style-name="T19">ção</text:span> <text:span text:style-name="T19">d</text:span>a master diretamente, <text:span text:style-name="T20">para manter o sistema sem bugs, logo após cada integração de diferentes partes do sistema</text:span>.</text:p>
      <text:p text:style-name="P3">Entrega contínua <text:span text:style-name="T3">(EC ou CD)</text:span> trabalha com <text:span text:style-name="T3">testes após a CI, para disponibilizar </text:span><text:span text:style-name="T21">ess</text:span><text:span text:style-name="T4">as modificações para implantação, de forma manual.</text:span></text:p>
      <text:p text:style-name="P3">Deployment contínuo <text:span text:style-name="T3">(DC ou CD)</text:span> <text:span text:style-name="T4">automatiza a EC. Quando as modificações passam nos testes, o software é implantando automaticamente.</text:span></text:p>
      <text:p text:style-name="P9"/>
      <text:p text:style-name="P9">3. Explique por que um processo de software de alta qualidade deve levar a produtos de software de alta qualidade. Discuta possíveis problemas com esse sistema de gerenciamento de qualidade.</text:p>
      <text:p text:style-name="P4">O planejamento do processo e <text:span text:style-name="T5">o monitoramento</text:span> mantém o software coeso e livre de falhas. Quando essas tarefas não são adequadas <text:span text:style-name="T5">ou seguidas</text:span>, gera um software desorganizado e com potenciais erros difíceis de serem corrigidos, justamente pela falta de organização/planejamento de padrões de desenvolvimento. <text:span text:style-name="T5">Na parte do planejamento é definido padrões e no monitoramento é verificado se esses padrões estão sendo seguidos </text:span><text:span text:style-name="T6">para resolver possíveis desvios de padrões o mais rápido possível. Além disso, é feito o gerenciamento de qualidade que deve garantir que os padrões adequados sejam escolhidos para o sistema que está sendo desenvolvido e </text:span><text:span text:style-name="T22">também garante que o </text:span><text:span text:style-name="T6">sistema seja inspecionado </text:span><text:span text:style-name="T22">frequentemente</text:span><text:span text:style-name="T6">.</text:span></text:p>
      <text:p text:style-name="P7">No geral, quando o planejamento e monitoramento são bem feitos (caraterísticas de um processo de software de alta qualidade), o software tende a ser bem feito, também. Caso contrário, houve falha no processo de software.</text:p>
      <text:p text:style-name="P4"><text:span text:style-name="T7">Além dos problemas relacionados à escolha inadequada de um padrão de desenvolvimento ao sistema que está sendo feito e a problemas de monitoramento, existem problemas relacionados ao tamanho/complexidade do software e à quantidade de pessoas envolvidas no projeto, </text:span><text:span text:style-name="T8">bem como a experiência dessas pessoas.</text:span></text:p>
      <text:p text:style-name="P9"/>
      <text:p text:style-name="P9">4. Quais são as diferenças importantes entre a abordagem ágil e a abordagem de maturidade de processo para a melhoria de processos de software.</text:p>
      <text:p text:style-name="P5">A abordagem ágil consegue uma flexibilidade <text:span text:style-name="T23">e adaptabilidade</text:span> muito maior à<text:span text:style-name="T25">s</text:span> mudanças que permitem a entrega mais rápida do sistema. A abordagem de maturidade de processo busca otimizar ao máximo, <text:span text:style-name="T23">visando </text:span>aumentar a previsibilidade e consistência no desenvolvimento do sistema. <text:span text:style-name="T9">A</text:span><text:span text:style-name="T10">lém disso, a</text:span><text:span text:style-name="T9"> avaliação da qualidade na abordagem ágil é por meio do feedback dos usuários, enquanto na abordagem de maturidade de processo é </text:span><text:span text:style-name="T26">por </text:span><text:span text:style-name="T9">métricas.</text:span></text:p>
      <text:p text:style-name="P10"/>
      <text:p text:style-name="P10">5. Defina e em seguida faça um comparativo e<text:span text:style-name="T24">ntre</text:span> os modelos de maturidade para processos de software CMMI e MPS-BR.</text:p>
      <text:p text:style-name="P6"><text:span text:style-name="T11">Os modelos de maturidade para processos de software são estruturas que fornecem diretrizes para a melhoria e avaliação dos processos de desenvolvimento de software. Eles definem níveis de maturidade, onde, para uma empresa alcan</text:span><text:span text:style-name="T27">çar</text:span><text:span text:style-name="T11"> um determinado nível, ela deve seguir procedimentos organizacionais em sua estrutura. </text:span><text:span text:style-name="T12">Estes procedimentos dependem do modelo escolhido pela empresa</text:span><text:span text:style-name="T11">.</text:span></text:p>
      <text:p text:style-name="P6"><text:soft-page-break/><text:span text:style-name="T12">Dois exemplos de modelos são o CMMI e o MPS-BR. </text:span>CMMI (Capability Maturity Model Integration) foi criado nos EUA e possui reconhecimento internacional, enquanto MPS-BR (Melhoria de Processo do Software Brasileiro) é do Brasil, reconhecido nacional<text:span text:style-name="T13">mente </text:span><text:span text:style-name="T15">e em alguns outros países</text:span>. <text:span text:style-name="T12">CMMI é mais rígido com suas avaliações para determinar o nível de uma empresa, indo e 1 (menos maduro) a 5 (mais maduro), levando a um gasto </text:span><text:span text:style-name="T13">financeiro</text:span><text:span text:style-name="T12"> maior por parte da empresa </text:span><text:span text:style-name="T13">que busca alcançar determinado nível</text:span><text:span text:style-name="T12">. É </text:span><text:span text:style-name="T14">mais adequado para grandes empresas.</text:span><text:span text:style-name="T12"> MPS-BR é </text:span><text:span text:style-name="T13">menos exigente e considera</text:span><text:span text:style-name="T28">m</text:span><text:span text:style-name="T13"> as necessidades </text:span><text:span text:style-name="T14">de pequenas e médias</text:span><text:span text:style-name="T13"> empresas brasileiras, levando a um menor gasto financeiro por parte das empresas para alcançar determinados níveis de maturidade, que vão de G (</text:span><text:span text:style-name="T16">Parcialmente gerenciado </text:span><text:span text:style-name="T17">[menor nível]</text:span><text:span text:style-name="T13">) até A (</text:span><text:span text:style-name="T16">Em o</text:span><text:span text:style-name="T13">timiza</text:span><text:span text:style-name="T16">ção </text:span><text:span text:style-name="T17">[maior nível]</text:span><text:span text:style-name="T13">)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19:07.394232633</meta:creation-date>
    <dc:date>2023-10-17T14:18:47.186463487</dc:date>
    <meta:editing-duration>PT4H47M32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688" meta:character-count="4509" meta:non-whitespace-character-count="3837"/>
  </office:meta>
</office:document-meta>
</file>